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3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number-columns-repeated="3" table:default-cell-style-name="Default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35" office:value-type="string" calcext:value-type="string">
              <text:p>Item</text:p>
            </table:table-cell>
            <table:table-cell table:style-name="ce35" office:value-type="string" calcext:value-type="string">
              <text:p>Qté</text:p>
            </table:table-cell>
            <table:table-cell table:style-name="ce35" office:value-type="string" calcext:value-type="string">
              <text:p>Source</text:p>
            </table:table-cell>
            <table:table-cell table:style-name="ce62" office:value-type="string" calcext:value-type="string">
              <text:p>Prix unitaire HT</text:p>
            </table:table-cell>
            <table:table-cell table:style-name="ce65" office:value-type="string" calcext:value-type="string">
              <text:p>Rabais</text:p>
            </table:table-cell>
            <table:table-cell table:style-name="ce70" office:value-type="string" calcext:value-type="string">
              <text:p>Prix HT</text:p>
            </table:table-cell>
            <table:table-cell table:style-name="ce74" office:value-type="string" calcext:value-type="string">
              <text:p>Remarques</text:p>
            </table:table-cell>
            <table:table-cell table:style-name="ce77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6.49" calcext:value-type="currency">
            <text:p>6,49 $</text:p>
          </table:table-cell>
          <table:table-cell table:style-name="ce66"/>
          <table:table-cell table:style-name="ce71" table:formula="of:=[.B2]*[.D2]*(100%-[.E2])" office:value-type="currency" office:currency="CAD" office:value="25.96" calcext:value-type="currency">
            <text:p>25,9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4 d’EPS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3]*[.D3]*(100%-[.E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3.59" calcext:value-type="currency">
            <text:p>3,59 $</text:p>
          </table:table-cell>
          <table:table-cell table:style-name="ce66"/>
          <table:table-cell table:style-name="ce71" table:formula="of:=[.B4]*[.D4]*(100%-[.E4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lanche 1x4x4’ de chêne rouge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11.49" calcext:value-type="currency">
            <text:p>11,49 $</text:p>
          </table:table-cell>
          <table:table-cell table:style-name="ce66"/>
          <table:table-cell table:style-name="ce71" table:formula="of:=[.B5]*[.D5]*(100%-[.E5])" office:value-type="currency" office:currency="CAD" office:value="11.49" calcext:value-type="currency">
            <text:p>11,49 $</text:p>
          </table:table-cell>
          <table:table-cell table:style-name="ce75" office:value-type="string" calcext:value-type="string">
            <text:p>Pour les mors des étaux.</text:p>
          </table:table-cell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11.49" calcext:value-type="currency">
            <text:p>11,49 $</text:p>
          </table:table-cell>
          <table:table-cell table:style-name="ce67"/>
          <table:table-cell table:style-name="ce71" table:formula="of:=[.B6]*[.D6]*(100%-[.E6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’OSB 3/4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7]*[.D7]*(100%-[.E7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4.99" calcext:value-type="currency">
            <text:p>4,99 $</text:p>
          </table:table-cell>
          <table:table-cell table:style-name="ce66"/>
          <table:table-cell table:style-name="ce71" table:formula="of:=[.B8]*[.D8]*(100%-[.E8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Adhésif de construction 118 m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7.98" calcext:value-type="currency">
            <text:p>7,98 $</text:p>
          </table:table-cell>
          <table:table-cell table:style-name="ce66"/>
          <table:table-cell table:style-name="ce71" table:formula="of:=[.B9]*[.D9]*(100%-[.E9])" office:value-type="currency" office:currency="CAD" office:value="7.98" calcext:value-type="currency">
            <text:p>7,98 $</text:p>
          </table:table-cell>
          <table:table-cell table:style-name="ce75" office:value-type="string" calcext:value-type="string">
            <text:p>Fixations ad hoc pour les étaux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Colle à bois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10]*[.D10]*(100%-[.E10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Colle à bois 518 m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Canadian Tire</text:p>
          </table:table-cell>
          <table:table-cell table:style-name="ce63" office:value-type="currency" office:currency="CAD" office:value="7.99" calcext:value-type="currency">
            <text:p>7,99 $</text:p>
          </table:table-cell>
          <table:table-cell table:style-name="ce66"/>
          <table:table-cell table:style-name="ce71" table:formula="of:=[.B11]*[.D11]*(100%-[.E11])" office:value-type="currency" office:currency="CAD" office:value="7.99" calcext:value-type="currency">
            <text:p>7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2]*[.D12]*(100%-[.E12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24" calcext:value-type="currency">
            <text:p>0,24 $</text:p>
          </table:table-cell>
          <table:table-cell table:style-name="ce66"/>
          <table:table-cell table:style-name="ce71" table:formula="of:=[.B13]*[.D13]*(100%-[.E13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14]*[.D14]*(100%-[.E14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6" calcext:value-type="float">
            <text:p>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7" calcext:value-type="currency">
            <text:p>0,07 $</text:p>
          </table:table-cell>
          <table:table-cell table:style-name="ce66"/>
          <table:table-cell table:style-name="ce71" table:formula="of:=[.B15]*[.D15]*(100%-[.E15])" office:value-type="currency" office:currency="CAD" office:value="0.42" calcext:value-type="currency">
            <text:p>0,42 $</text:p>
          </table:table-cell>
          <table:table-cell table:style-name="ce76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/>
          <table:table-cell table:style-name="ce66"/>
          <table:table-cell table:style-name="ce71" table:formula="of:=[.B16]*[.D16]*(100%-[.E1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17]*[.D17]*(100%-[.E17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8]*[.D18]*(100%-[.E1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 BT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Home Depot</text:p>
          </table:table-cell>
          <table:table-cell table:style-name="ce63" office:value-type="currency" office:currency="CAD" office:value="7.74" calcext:value-type="currency">
            <text:p>7,74 $</text:p>
          </table:table-cell>
          <table:table-cell table:style-name="ce67"/>
          <table:table-cell table:style-name="ce71" table:formula="of:=[.B19]*[.D19]*(100%-[.E19])" office:value-type="currency" office:currency="CAD" office:value="7.74" calcext:value-type="currency">
            <text:p>7,74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Étau de menuisier 7" à dégagement rapide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Kijiji</text:p>
          </table:table-cell>
          <table:table-cell table:style-name="ce63" office:value-type="currency" office:currency="CAD" office:value="78.28" calcext:value-type="currency">
            <text:p>78,28 $</text:p>
          </table:table-cell>
          <table:table-cell table:style-name="ce67"/>
          <table:table-cell table:style-name="ce71" table:formula="of:=[.B20]*[.D20]*(100%-[.E20])" office:value-type="currency" office:currency="CAD" office:value="78.28" calcext:value-type="currency">
            <text:p>78,28 $</text:p>
          </table:table-cell>
          <table:table-cell table:style-name="ce75" office:value-type="string" calcext:value-type="string">
            <text:p>Étau de fac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Panneau OSB 5/8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21]*[.D21]*(100%-[.E21])" office:value-type="currency" office:currency="CAD" office:value="0" calcext:value-type="currency">
            <text:p>0,00 $</text:p>
          </table:table-cell>
          <table:table-cell table:style-name="ce75" office:value-type="string" calcext:value-type="string">
            <text:p>Cale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3/8"x3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68" calcext:value-type="currency">
            <text:p>0,68 $</text:p>
          </table:table-cell>
          <table:table-cell table:style-name="ce67"/>
          <table:table-cell table:style-name="ce71" table:formula="of:=[.B22]*[.D22]*(100%-[.E22])" office:value-type="currency" office:currency="CAD" office:value="2.72" calcext:value-type="currency">
            <text:p>2,72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0.15" calcext:value-type="currency">
            <text:p>0,15 $</text:p>
          </table:table-cell>
          <table:table-cell table:style-name="ce67"/>
          <table:table-cell table:style-name="ce71" table:formula="of:=[.B23]*[.D23]*(100%-[.E23])" office:value-type="currency" office:currency="CAD" office:value="0.6" calcext:value-type="currency">
            <text:p>0,60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8 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24]*[.D24]*(100%-[.E24])" office:value-type="currency" office:currency="CAD" office:value="0" calcext:value-type="currency">
            <text:p>0,00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métal #10 1 BT14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.89" calcext:value-type="currency">
            <text:p>2,89 $</text:p>
          </table:table-cell>
          <table:table-cell table:style-name="ce67"/>
          <table:table-cell table:style-name="ce71" table:formula="of:=[.B25]*[.D25]*(100%-[.E25])" office:value-type="currency" office:currency="CAD" office:value="2.89" calcext:value-type="currency">
            <text:p>2,89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3/16 BT25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.89" calcext:value-type="currency">
            <text:p>2,89 $</text:p>
          </table:table-cell>
          <table:table-cell table:style-name="ce67"/>
          <table:table-cell table:style-name="ce71" table:formula="of:=[.B26]*[.D26]*(100%-[.E26])" office:value-type="currency" office:currency="CAD" office:value="2.89" calcext:value-type="currency">
            <text:p>2,89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<text:span text:style-name="T1">Boulon hexagonal 3/8"</text:span>x3 1/2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89" calcext:value-type="currency">
            <text:p>0,89 $</text:p>
          </table:table-cell>
          <table:table-cell table:style-name="ce67"/>
          <table:table-cell table:style-name="ce71" table:formula="of:=[.B27]*[.D27]*(100%-[.E27])" office:value-type="currency" office:currency="CAD" office:value="3.56" calcext:value-type="currency">
            <text:p>3,56 $</text:p>
          </table:table-cell>
          <table:table-cell table:style-name="ce75" office:value-type="string" calcext:value-type="string">
            <text:p>(Non utilisé au final)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de blocage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9" calcext:value-type="currency">
            <text:p>0,09 $</text:p>
          </table:table-cell>
          <table:table-cell table:style-name="ce67"/>
          <table:table-cell table:style-name="ce71" table:formula="of:=[.B28]*[.D28]*(100%-[.E28])" office:value-type="currency" office:currency="CAD" office:value="0.36" calcext:value-type="currency">
            <text:p>0,36 $</text:p>
          </table:table-cell>
          <table:table-cell table:style-name="ce75" office:value-type="string" calcext:value-type="string">
            <text:p>(Non utilisé au final)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Écrou hexagonal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14" calcext:value-type="currency">
            <text:p>0,14 $</text:p>
          </table:table-cell>
          <table:table-cell table:style-name="ce67"/>
          <table:table-cell table:style-name="ce71" table:formula="of:=[.B29]*[.D29]*(100%-[.E29])" office:value-type="currency" office:currency="CAD" office:value="0.56" calcext:value-type="currency">
            <text:p>0,56 $</text:p>
          </table:table-cell>
          <table:table-cell table:style-name="ce75" office:value-type="string" calcext:value-type="string">
            <text:p>(Non utilisé au final)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Étau de menuisier 6 1/2"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7.29" calcext:value-type="currency">
            <text:p>27,29 $</text:p>
          </table:table-cell>
          <table:table-cell table:style-name="ce67"/>
          <table:table-cell table:style-name="ce71" table:formula="of:=[.B30]*[.D30]*(100%-[.E30])" office:value-type="currency" office:currency="CAD" office:value="27.29" calcext:value-type="currency">
            <text:p>27,29 $</text:p>
          </table:table-cell>
          <table:table-cell table:style-name="ce75" office:value-type="string" calcext:value-type="string">
            <text:p>Étau de bout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Panneau OSB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31]*[.D31]*(100%-[.E31])" office:value-type="currency" office:currency="CAD" office:value="0" calcext:value-type="currency">
            <text:p>0,00 $</text:p>
          </table:table-cell>
          <table:table-cell table:style-name="ce75" office:value-type="string" calcext:value-type="string">
            <text:p>Cale pour l’étau de menuisier 6 1/2".</text:p>
          </table:table-cell>
          <table:table-cell table:number-columns-repeated="57"/>
        </table:table-row>
        <table:table-row table:style-name="ro3">
          <table:table-cell table:style-name="ce50" office:value-type="string" calcext:value-type="string">
            <text:p>Rondelle de finition #10 BT14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Canadian Tire</text:p>
          </table:table-cell>
          <table:table-cell table:style-name="ce63" office:value-type="currency" office:currency="CAD" office:value="3.49" calcext:value-type="currency">
            <text:p>3,49 $</text:p>
          </table:table-cell>
          <table:table-cell table:style-name="ce67"/>
          <table:table-cell table:style-name="ce71" table:formula="of:=[.B32]*[.D32]*(100%-[.E32])" office:value-type="currency" office:currency="CAD" office:value="3.49" calcext:value-type="currency">
            <text:p>3,49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8 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33]*[.D33]*(100%-[.E33])" office:value-type="currency" office:currency="CAD" office:value="0" calcext:value-type="currency">
            <text:p>0,00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10x1 1/2 BT8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2.99" calcext:value-type="currency">
            <text:p>2,99 $</text:p>
          </table:table-cell>
          <table:table-cell table:style-name="ce67"/>
          <table:table-cell table:style-name="ce71" table:formula="of:=[.B34]*[.D34]*(100%-[.E34])" office:value-type="currency" office:currency="CAD" office:value="2.99" calcext:value-type="currency">
            <text:p>2,99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10x2 1/2 BT4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2.99" calcext:value-type="currency">
            <text:p>2,99 $</text:p>
          </table:table-cell>
          <table:table-cell table:style-name="ce67"/>
          <table:table-cell table:style-name="ce71" table:formula="of:=[.B35]*[.D35]*(100%-[.E35])" office:value-type="currency" office:currency="CAD" office:value="2.99" calcext:value-type="currency">
            <text:p>2,99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0.36" calcext:value-type="currency">
            <text:p>0,36 $</text:p>
          </table:table-cell>
          <table:table-cell table:style-name="ce67"/>
          <table:table-cell table:style-name="ce71" table:formula="of:=[.B36]*[.D36]*(100%-[.E36])" office:value-type="currency" office:currency="CAD" office:value="0.72" calcext:value-type="currency">
            <text:p>0,72 $</text:p>
          </table:table-cell>
          <table:table-cell table:style-name="ce75" office:value-type="string" calcext:value-type="string">
            <text:p>(Non utilisé au final).</text:p>
          </table:table-cell>
          <table:table-cell table:number-columns-repeated="57"/>
        </table:table-row>
        <table:table-row table:style-name="ro3">
          <table:table-cell table:style-name="ce50" office:value-type="string" calcext:value-type="string">
            <text:p>Peinture acrylique 1 ga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Sherwin-Williams</text:p>
          </table:table-cell>
          <table:table-cell table:style-name="ce63" office:value-type="currency" office:currency="CAD" office:value="5" calcext:value-type="currency">
            <text:p>5,00 $</text:p>
          </table:table-cell>
          <table:table-cell table:style-name="ce67"/>
          <table:table-cell table:style-name="ce71" table:formula="of:=[.B37]*[.D37]*(100%-[.E37])" office:value-type="currency" office:currency="CAD" office:value="5" calcext:value-type="currency">
            <text:p>5,00 $</text:p>
          </table:table-cell>
          <table:table-cell table:style-name="ce75" office:value-type="string" calcext:value-type="string">
            <text:p>Rebut du détaillant de peintur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à l’alkyde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38]*[.D38]*(100%-[.E3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57"/>
          <table:covered-table-cell table:style-name="ce68"/>
          <table:table-cell table:style-name="ce72" table:formula="of:=SUM([.F2:.F38])" office:value-type="currency" office:currency="CAD" office:value="231.32" calcext:value-type="currency">
            <text:p>231,32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39]*5%" office:value-type="currency" office:currency="CAD" office:value="11.566" calcext:value-type="currency">
            <text:p>11,57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39]*9.975%" office:value-type="currency" office:currency="CAD" office:value="23.07417" calcext:value-type="currency">
            <text:p>23,07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SUM([.F39:.F41])" office:value-type="currency" office:currency="CAD" office:value="265.96017" calcext:value-type="currency">
            <text:p>265,96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64"/>
          <table:table-cell table:style-name="ce69"/>
          <table:table-cell table:style-name="ce73"/>
          <table:table-cell table:number-columns-repeated="58"/>
        </table:table-row>
        <table:table-row table:style-name="ro2" table:number-rows-repeated="1047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00-00-00</text:date>, <text:time style:data-style-name="N2" text:time-value="22:05:58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5H5M54S</meta:editing-duration>
    <meta:editing-cycles>165</meta:editing-cycles>
    <dc:title>WB1-MFG-001 MOD 1. Coût des produits vendus</dc:title>
    <meta:initial-creator>Clément Hamel</meta:initial-creator>
    <meta:creation-date>2020-08-18T19:39:57.451000000</meta:creation-date>
    <dc:date>2020-11-01T22:14:14.769000000</dc:date>
    <dc:creator>Clément Hamel</dc:creator>
    <meta:document-statistic meta:table-count="1" meta:cell-count="195" meta:object-count="0"/>
  </office:meta>
</office:document-meta>
</file>